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2630"/>
    </style:style>
    <style:style style:name="P2" style:family="paragraph" style:parent-style-name="Standard">
      <style:text-properties officeooo:rsid="000e14a2" officeooo:paragraph-rsid="000e14a2"/>
    </style:style>
    <style:style style:name="P3" style:family="paragraph" style:parent-style-name="Standard">
      <style:text-properties officeooo:rsid="000c2630" officeooo:paragraph-rsid="000c2630"/>
    </style:style>
    <style:style style:name="P4" style:family="paragraph" style:parent-style-name="Standard">
      <style:text-properties officeooo:paragraph-rsid="000c2630"/>
    </style:style>
    <style:style style:name="T1" style:family="text">
      <style:text-properties officeooo:rsid="000c263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b508" style:font-weight-asian="bold" style:font-weight-complex="bold"/>
    </style:style>
    <style:style style:name="T4" style:family="text">
      <style:text-properties fo:font-weight="bold" officeooo:rsid="000c2630" style:font-weight-asian="bold" style:font-weight-complex="bold"/>
    </style:style>
    <style:style style:name="T5" style:family="text">
      <style:text-properties fo:font-weight="bold" officeooo:rsid="000e14a2" style:font-weight-asian="bold" style:font-weight-complex="bold"/>
    </style:style>
    <style:style style:name="T6" style:family="text">
      <style:text-properties officeooo:rsid="000e14a2"/>
    </style:style>
    <style:style style:name="T7" style:family="text">
      <style:text-properties officeooo:rsid="000eb5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A lancer d</text:span><text:span text:style-name="T4">ans </text:span><text:span text:style-name="T5">O</text:span><text:span text:style-name="T4">ctave </text:span><text:span text:style-name="T3">(ou Matlab)</text:span><text:span text:style-name="T4"> : </text:span></text:p>
      <text:p text:style-name="Standard"/>
      <text:p text:style-name="Standard"><text:span text:style-name="T1">&gt; </text:span>pkg load signal <text:s text:c="33"/>% p<text:span text:style-name="T7">our octave seulement</text:span></text:p>
      <text:p text:style-name="Standard"><text:span text:style-name="T1">&gt; </text:span>N = 512; <text:s/>name = 'piece-regular';</text:p>
      <text:p text:style-name="Standard"><text:span text:style-name="T1">&gt; </text:span>f = <text:span text:style-name="T2">load_signal</text:span>(name,N); <text:s/></text:p>
      <text:p text:style-name="Standard"><text:span text:style-name="T1">&gt; </text:span>f = f-min(f); <text:s text:c="11"/>% pour que le signal n’ait que des valeurs positives</text:p>
      <text:p text:style-name="Standard"><text:span text:style-name="T1">&gt; </text:span>clf; subplot(2,1,1); plot(f); axis('tight'); title('Signal');</text:p>
      <text:p text:style-name="Standard"/>
      <text:p text:style-name="Standard">&gt; fw = <text:span text:style-name="T2">haar_analyse_prod_scal</text:span>(f);</text:p>
      <text:p text:style-name="Standard"><text:span text:style-name="T1">&gt; </text:span>subplot(2,1,2); <text:span text:style-name="T2">plot_wavelet</text:span>(fw,0); axis('tight'); title('<text:span text:style-name="T1">W</text:span>avelets');</text:p>
      <text:p text:style-name="Standard"><text:span text:style-name="T1">&gt; </text:span>figure</text:p>
      <text:p text:style-name="Standard"><text:span text:style-name="T1">&gt; </text:span>rec = <text:span text:style-name="T2">haar_synthese_prod_scal</text:span>(f, fw, 10);</text:p>
      <text:p text:style-name="Standard"><text:span text:style-name="T1">&gt; </text:span>plot(rec); <text:s text:c="16"/>% <text:span text:style-name="T1">le signal est bien reconstruit ! </text:span></text:p>
      <text:p text:style-name="Standard"/>
      <text:p text:style-name="Standard">% <text:span text:style-name="T1">seuillage en precisant un seuil T :</text:span></text:p>
      <text:p text:style-name="Standard"><text:span text:style-name="T1">&gt; </text:span>fr = <text:span text:style-name="T2">seuillage_ondelettes_haar_prod_scal</text:span>(f,0); <text:s text:c="3"/>% <text:span text:style-name="T1">reconstruction parfaite</text:span></text:p>
      <text:p text:style-name="P3">&gt; fr = seuillage_ondelettes_haar_prod_scal(f,2); <text:s text:c="3"/>% à vous de faire varier le seuil T (ici il vaut 2)</text:p>
      <text:p text:style-name="P1"/>
      <text:p text:style-name="P1">% <text:span text:style-name="T1">seuillage en precisant le nb de coefs d’ondelettes a conserver :</text:span></text:p>
      <text:p text:style-name="P2">&gt; fr = <text:span text:style-name="T2">seuillage_ondelettes_haar_prod_scal_nbcoefs</text:span>(f,100); <text:s text:c="5"/>% ne conserver que 100 coefs </text:p>
      <text:p text:style-name="P2"><text:tab/><text:tab/><text:tab/><text:tab/><text:tab/><text:tab/><text:tab/><text:tab/><text:tab/>% parmi les 512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éline Roudet</meta:initial-creator>
    <meta:creation-date>2022-12-06T15:39:34.589587537</meta:creation-date>
    <dc:date>2022-12-06T15:59:41.495052525</dc:date>
    <dc:creator>Céline Roudet</dc:creator>
    <meta:editing-duration>PT9M4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30" meta:character-count="933" meta:non-whitespace-character-count="734"/>
  </office:meta>
</office:document-meta>
</file>